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3" style:family="paragraph" style:parent-style-name="Text_20_body" style:list-style-name="L1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5" style:family="paragraph" style:parent-style-name="Text_20_body" style:list-style-name="L2">
      <style:paragraph-properties fo:margin-top="0cm" fo:margin-bottom="0cm" fo:line-height="138%" style:writing-mode="lr-tb"/>
      <style:text-properties fo:font-weight="norm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7" style:family="paragraph" style:parent-style-name="Table_20_Contents">
      <style:text-properties fo:font-size="14pt" style:font-size-asian="14pt" style:font-size-complex="14pt"/>
    </style:style>
    <style:style style:name="P38" style:family="paragraph" style:parent-style-name="Table_20_Contents">
      <style:text-properties fo:font-size="14pt" fo:background-color="#ffff00" style:font-size-asian="14pt" style:font-size-complex="14pt"/>
    </style:style>
    <style:style style:name="P3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4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2"><text:span text:style-name="T3">1. XXX </text:span><text:span text:style-name="T4">5:19</text:span></text:p>
      <text:p text:style-name="Text_20_body"/>
      <text:p text:style-name="P13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2"><text:span text:style-name="T3">1. XXX </text:span><text:span text:style-name="T4">5:25</text:span></text:p>
      <text:p text:style-name="Text_20_body"/>
      <text:p text:style-name="P12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2"><text:span text:style-name="T3">1. XXX </text:span><text:span text:style-name="T4">5:25</text:span></text:p>
      <text:p text:style-name="Text_20_body"/>
      <text:p text:style-name="P12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4"><text:span text:style-name="T10">[20190815_095754] </text:span><text:span text:style-name="T3">1. XXX </text:span><text:span text:style-name="T4">5:38</text:span></text:p>
      <text:p text:style-name="Text_20_body"/>
      <text:p text:style-name="P14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4"><text:span text:style-name="T10">[20190818_082926] </text:span><text:span text:style-name="T3">1. XXX </text:span><text:span text:style-name="T4">XX:XX</text:span></text:p>
      <text:p text:style-name="P14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4"><text:span text:style-name="T10">[20190821_174136] </text:span><text:span text:style-name="T3">1. XXX </text:span><text:span text:style-name="T4">6:5</text:span></text:p>
      <text:p text:style-name="P14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4"><text:span text:style-name="T3">1. XXX </text:span><text:span text:style-name="T4">6:9</text:span></text:p>
      <text:p text:style-name="P14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4"><text:span text:style-name="T3">1. XXX </text:span><text:span text:style-name="T4">6:16</text:span></text:p>
      <text:p text:style-name="P14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4"><text:span text:style-name="T3">1. XXX </text:span><text:span text:style-name="T4">XX:24</text:span></text:p>
      <text:p text:style-name="P14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4"><text:span text:style-name="T3">1. James </text:span><text:span text:style-name="T4">1:2</text:span></text:p>
      <text:p text:style-name="P12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19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20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6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20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6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20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6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20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4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22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2"><text:span text:style-name="T3">1. </text:span><text:span text:style-name="T4">XX:XX</text:span></text:p>
      <text:p text:style-name="P15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6">πολλάκις ἐθαύμασα τίσι ποτὲ λόγοις Ἀθηναίους ἔπεισαν οἱ γραψάμενοι Σωκράτην ὡς ἄξιος εἴη θανάτου τῇ <text:soft-page-break/>πόλει.</text:p>
          </table:table-cell>
          <table:table-cell table:style-name="表13.B1" office:value-type="string">
            <text:p text:style-name="P17">often / I guess</text:p>
            <text:p text:style-name="P17"/>
            <text:p text:style-name="P17">what / never / reason</text:p>
            <text:p text:style-name="P17"/>
            <text:p text:style-name="P17">Athenians / were convinced</text:p>
            <text:p text:style-name="P17"/>
            <text:p text:style-name="P17">writers</text:p>
            <text:p text:style-name="P17"/>
            <text:p text:style-name="P17">Socrates / as / worthy</text:p>
            <text:p text:style-name="P17"/>
            <text:p text:style-name="P17">* / death / the</text:p>
            <text:p text:style-name="P17"><text:soft-page-break/>city</text:p>
          </table:table-cell>
        </table:table-row>
        <table:table-row>
          <table:table-cell table:style-name="表13.A2" office:value-type="string">
            <text:p text:style-name="P16">ἡ μὲν γὰρ γραφὴ κατ᾽ αὐτοῦ τοιάδε τις ἦν: </text:p>
            <text:p text:style-name="P16">ἀδικεῖ Σωκράτης οὓς μὲν ἡ πόλις νομίζει θεοὺς οὐ νομίζων,</text:p>
          </table:table-cell>
          <table:table-cell table:style-name="表13.B2" office:value-type="string">
            <text:p text:style-name="P17">* / * / * / writing</text:p>
            <text:p text:style-name="P17"/>
            <text:p text:style-name="P17">* / here / like this</text:p>
            <text:p text:style-name="P17"/>
            <text:p text:style-name="P17">a certain thing / #I/he/she/it was /</text:p>
            <text:p text:style-name="P17"/>
            <text:p text:style-name="P17"><text:s/>to corrupt (?) / Socrates</text:p>
            <text:p text:style-name="P17">some / indeed / * / *</text:p>
            <text:p text:style-name="P17"/>
            <text:p text:style-name="P17"/>
          </table:table-cell>
        </table:table-row>
      </table:table>
      <text:p text:style-name="P7"><text:tab/></text:p>
      <text:p text:style-name="P12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22"/>
      <text:p text:style-name="P6"/>
      <text:p text:style-name="P10">[XXX] 20200520_095141</text:p>
      <text:p text:style-name="Text_20_body"/>
      <text:p text:style-name="P12"><text:span text:style-name="T3">1. </text:span><text:span text:style-name="T4">matthew</text:span></text:p>
      <text:p text:style-name="P15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>5:1</text:p>
            <text:p text:style-name="P16">1Ἰδὼν δὲ τοὺς ὄχλους ἀνέβη εἰς τὸ ὄρος: καὶ καθίσαντος αὐτοῦ <text:soft-page-break/>προσῆλθαν αὐτῷ οἱ μαθηταὶ αὐτοῦ: </text:p>
          </table:table-cell>
          <table:table-cell table:style-name="表5.B1" office:value-type="string">
            <text:p text:style-name="P17"/>
            <text:p text:style-name="P17"/>
            <text:p text:style-name="P17">having seen / then / the</text:p>
            <text:p text:style-name="P17"/>
            <text:p text:style-name="P17">crowds / he went up / on / the</text:p>
            <text:p text:style-name="P17"/>
            <text:p text:style-name="P17">mountain / and</text:p>
            <text:p text:style-name="P17"/>
            <text:p text:style-name="P17">having sat<text:span text:style-name="T19"> down / of him</text:span></text:p>
            <text:p text:style-name="P39"><text:soft-page-break/>came / to him / the</text:p>
            <text:p text:style-name="P39"/>
            <text:p text:style-name="P39">disciples / his</text:p>
          </table:table-cell>
        </table:table-row>
        <table:table-row>
          <table:table-cell table:style-name="表5.A2" office:value-type="string">
            <text:p text:style-name="P24">/] 20200520_095916</text:p>
          </table:table-cell>
          <table:table-cell table:style-name="表5.B2" office:value-type="string">
            <text:p text:style-name="P23"/>
          </table:table-cell>
        </table:table-row>
        <table:table-row>
          <table:table-cell table:style-name="表5.A2" office:value-type="string">
            <text:p text:style-name="P24">[XXX</text:p>
          </table:table-cell>
          <table:table-cell table:style-name="表5.B2" office:value-type="string">
            <text:p text:style-name="P23"/>
          </table:table-cell>
        </table:table-row>
        <table:table-row>
          <table:table-cell table:style-name="表5.A2" office:value-type="string">
            <text:p text:style-name="P16">5:2</text:p>
            <text:p text:style-name="P16">2καὶ ἀνοίξας τὸ στόμα αὐτοῦ ἐδίδασκεν αὐτοὺς λέγων,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3</text:p>
            <text:p text:style-name="P16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4</text:p>
            <text:p text:style-name="P16">μακάριοι οἱ πενθοῦντες, ὅτι αὐτοὶ παρακληθήσονται.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5</text:p>
            <text:p text:style-name="P16"><text:soft-page-break/>5μακάριοι οἱ πραεῖς, ὅτι αὐτοὶ κληρονομήσουσιν τὴν γῆν. 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>5:6</text:p>
            <text:p text:style-name="P16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7"/>
          </table:table-cell>
        </table:table-row>
        <table:table-row>
          <table:table-cell table:style-name="表5.A2" office:value-type="string">
            <text:p text:style-name="P24">/] XXX</text:p>
          </table:table-cell>
          <table:table-cell table:style-name="表5.B2" office:value-type="string">
            <text:p text:style-name="P18">TEMPLATE</text:p>
          </table:table-cell>
        </table:table-row>
        <table:table-row>
          <table:table-cell table:style-name="表5.A2" office:value-type="string">
            <text:p text:style-name="P24">[XXX</text:p>
          </table:table-cell>
          <table:table-cell table:style-name="表5.B2" office:value-type="string">
            <text:p text:style-name="P23"/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23"/>
      <text:p text:style-name="P10">[XXX] </text:p>
      <text:p text:style-name="Text_20_body"/>
      <text:list xml:id="list5229182322672066032" text:style-name="L2">
        <text:list-item>
          <text:p text:style-name="P35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5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ext:soft-page-break/>
        <table:table-row>
          <table:table-cell table:style-name="表6.A1" office:value-type="string">
            <text:p text:style-name="P16">Καὶ οἱ ἄνδρες οἱ </text:p>
            <text:p text:style-name="P16">συνέχοντες αὐτὸν </text:p>
            <text:p text:style-name="P16">ἐνέπαιζον αὐτῷ </text:p>
            <text:p text:style-name="P16">δέροντες,</text:p>
          </table:table-cell>
          <table:table-cell table:style-name="表6.B1" office:value-type="string">
            <text:p text:style-name="P17">kai[and / hoi[the / andres[<text:a xlink:type="simple" xlink:href="mailto:me_z@czyz" text:style-name="Internet_20_link" text:visited-style-name="Visited_20_Internet_20_Link">me_z@czyz</text:a>`ni / the /</text:p>
            <text:p text:style-name="P17">holding / to-it</text:p>
            <text:p text:style-name="P17"/>
            <text:p text:style-name="P17">began-mocking / unto-it</text:p>
            <text:p text:style-name="P17"/>
            <text:p text:style-name="P17">swiping</text:p>
          </table:table-cell>
        </table:table-row>
        <table:table-row>
          <table:table-cell table:style-name="表6.A2" office:value-type="string">
            <text:p text:style-name="P16">22:64 Καὶ περικαλύψαντες </text:p>
            <text:p text:style-name="P16">αὐτόν, ἐπηρώτων </text:p>
            <text:p text:style-name="P16">λέγοντες, </text:p>
            <text:p text:style-name="P16">Προφήτευσον. Τίς </text:p>
            <text:p text:style-name="P16">ἐστιν ὁ παίσας σε;</text:p>
          </table:table-cell>
          <table:table-cell table:style-name="表6.B2" office:value-type="string">
            <text:p text:style-name="P17">and / having blindfolded</text:p>
            <text:p text:style-name="P17"/>
            <text:p text:style-name="P17"/>
            <text:p text:style-name="P17"/>
            <text:p text:style-name="P17">to-it / questioning</text:p>
            <text:p text:style-name="P17"/>
            <text:p text:style-name="P17">saying</text:p>
            <text:p text:style-name="P17"/>
            <text:p text:style-name="P17">prophesy / who</text:p>
            <text:p text:style-name="P17"/>
            <text:p text:style-name="P17">is / paidas[having-struck / se[you</text:p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32">@@@</text:p>
      <text:p text:style-name="P10">[XXX] </text:p>
      <text:p text:style-name="Text_20_body"/>
      <text:p text:style-name="P12"><text:span text:style-name="T3">1. </text:span><text:span text:style-name="T4">XX:XX</text:span></text:p>
      <text:p text:style-name="P15"><text:span text:style-name="T1">1. </text:span><text:span text:style-name="T6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/>
          </table:table-cell>
          <table:table-cell table:style-name="表7.B1" office:value-type="string">
            <text:p text:style-name="P17"/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<text:soft-page-break/>[/  XXX] </text:p>
      <text:p text:style-name="P6"/>
      <text:p text:style-name="P6"/>
      <text:p text:style-name="P9"/>
      <text:p text:style-name="P9">------------------------------------------------------------ TEMPLATE</text:p>
      <text:p text:style-name="P10">[XXX] </text:p>
      <text:p text:style-name="Text_20_body"/>
      <text:p text:style-name="P12"><text:span text:style-name="T3">1. </text:span><text:span text:style-name="T4">XX:XX</text:span></text:p>
      <text:p text:style-name="P15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6"/>
          </table:table-cell>
          <table:table-cell table:style-name="表49.B1" office:value-type="string">
            <text:p text:style-name="P17"/>
          </table:table-cell>
        </table:table-row>
      </table:table>
      <text:p text:style-name="P7"/>
      <text:p text:style-name="P12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5428371811111876772" text:style-name="L1">
        <text:list-item>
          <text:p text:style-name="P26">col.C</text:p>
          <text:list>
            <text:list-item>
              <text:p text:style-name="P33"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27">右 &gt; C - ↓ &gt; 左 (move to the bottom of col.C)</text:p>
            </text:list-item>
            <text:list-item>
              <text:p text:style-name="P27">C – S – 上 (select the blank cells)</text:p>
            </text:list-item>
            <text:list-item>
              <text:p text:style-name="P27">C – v</text:p>
            </text:list-item>
            <text:list-item>
              <text:p text:style-name="P27">C – 右 x 3 (move to col.I (time label))</text:p>
            </text:list-item>
          </text:list>
        </text:list-item>
        <text:list-item>
          <text:p text:style-name="P27">col.I</text:p>
          <text:list>
            <text:list-item>
              <text:p text:style-name="P27">C - ↓ (move to “=now” cell)</text:p>
            </text:list-item>
            <text:list-item>
              <text:p text:style-name="P27">C – c (copy)</text:p>
            </text:list-item>
            <text:list-item>
              <text:p text:style-name="P27">← x 2 &gt; C - ↑ &gt; → x 2 (move to the bottom of black cells in col.I)</text:p>
            </text:list-item>
            <text:list-item>
              <text:p text:style-name="P27">C – S - ↑ &gt; S - ↓ (select blank cells)</text:p>
            </text:list-item>
            <text:list-item>
              <text:p text:style-name="P27"><text:soft-page-break/>C -S – v &gt; Ret (paste value)</text:p>
            </text:list-item>
          </text:list>
        </text:list-item>
        <text:list-item>
          <text:p text:style-name="P27">macro</text:p>
          <text:list>
            <text:list-item>
              <text:p text:style-name="P27">M – T &gt; - M &gt; c &gt; a (open macro dialog)</text:p>
            </text:list-item>
            <text:list-item>
              <text:p text:style-name="P27">choose “sort_all_data__greek_4”</text:p>
            </text:list-item>
            <text:list-item>
              <text:p text:style-name="P27">M – u (execute)</text:p>
            </text:list-item>
            <text:list-item>
              <text:p text:style-name="P27">C – s (save file)</text:p>
            </text:list-item>
          </text:list>
        </text:list-item>
        <text:list-item>
          <text:p text:style-name="P27">sheet</text:p>
          <text:list>
            <text:list-item>
              <text:p text:style-name="P27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/>
      <text:p text:style-name="Text_20_body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##</text:p>
          </table:table-cell>
        </table:table-row>
        <table:table-row>
          <table:table-cell table:style-name="表276.A2" office:value-type="string">
            <text:p text:style-name="P38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13T01:50:08.70</dc:date>
    <dc:creator>iwabuchi ken</dc:creator>
    <meta:editing-duration>PT6H11M55S</meta:editing-duration>
    <meta:editing-cycles>25</meta:editing-cycles>
    <meta:generator>OpenOffice/4.1.3$Win32 OpenOffice.org_project/413m1$Build-9783</meta:generator>
    <meta:document-statistic meta:table-count="11" meta:image-count="0" meta:object-count="0" meta:page-count="10" meta:paragraph-count="174" meta:word-count="706" meta:character-count="4586"/>
  </office:meta>
</office:document-meta>
</file>